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fNumberHaveSqrtHaveDifference&gt;0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qrt</text:p>
          </table:table-cell>
          <table:table-cell table:style-name="ce2" office:value-type="string" calcext:value-type="string">
            <text:p>rounding 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QRT([.A2])" office:value-type="float" office:value="0" calcext:value-type="float">
            <text:p>0</text:p>
          </table:table-cell>
          <table:table-cell table:formula="of:=ROUNDDOWN([.B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A3])" office:value-type="float" office:value="1" calcext:value-type="float">
            <text:p>1</text:p>
          </table:table-cell>
          <table:table-cell table:formula="of:=ROUNDDOWN([.B3])" office:value-type="float" office:value="1" calcext:value-type="float">
            <text:p>1</text:p>
          </table:table-cell>
          <table:table-cell table:formula="of:=[.C3]-[.C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A4])" office:value-type="float" office:value="1.4142135623731" calcext:value-type="float">
            <text:p>1,4142135623731</text:p>
          </table:table-cell>
          <table:table-cell table:formula="of:=ROUNDDOWN([.B4])" office:value-type="float" office:value="1" calcext:value-type="float">
            <text:p>1</text:p>
          </table:table-cell>
          <table:table-cell table:formula="of:=[.C4]-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A5])" office:value-type="float" office:value="1.73205080756888" calcext:value-type="float">
            <text:p>1,73205080756888</text:p>
          </table:table-cell>
          <table:table-cell table:formula="of:=ROUNDDOWN([.B5])" office:value-type="float" office:value="1" calcext:value-type="float">
            <text:p>1</text:p>
          </table:table-cell>
          <table:table-cell table:formula="of:=[.C5]-[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A6])" office:value-type="float" office:value="2" calcext:value-type="float">
            <text:p>2</text:p>
          </table:table-cell>
          <table:table-cell table:formula="of:=ROUNDDOWN([.B6])" office:value-type="float" office:value="2" calcext:value-type="float">
            <text:p>2</text:p>
          </table:table-cell>
          <table:table-cell table:formula="of:=[.C6]-[.C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A7])" office:value-type="float" office:value="2.23606797749979" calcext:value-type="float">
            <text:p>2,23606797749979</text:p>
          </table:table-cell>
          <table:table-cell table:formula="of:=ROUNDDOWN([.B7])" office:value-type="float" office:value="2" calcext:value-type="float">
            <text:p>2</text:p>
          </table:table-cell>
          <table:table-cell table:formula="of:=[.C7]-[.C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A8])" office:value-type="float" office:value="2.44948974278318" calcext:value-type="float">
            <text:p>2,44948974278318</text:p>
          </table:table-cell>
          <table:table-cell table:formula="of:=ROUNDDOWN([.B8])" office:value-type="float" office:value="2" calcext:value-type="float">
            <text:p>2</text:p>
          </table:table-cell>
          <table:table-cell table:formula="of:=[.C8]-[.C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[.A9])" office:value-type="float" office:value="2.64575131106459" calcext:value-type="float">
            <text:p>2,64575131106459</text:p>
          </table:table-cell>
          <table:table-cell table:formula="of:=ROUNDDOWN([.B9])" office:value-type="float" office:value="2" calcext:value-type="float">
            <text:p>2</text:p>
          </table:table-cell>
          <table:table-cell table:formula="of:=[.C9]-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A10])" office:value-type="float" office:value="2.82842712474619" calcext:value-type="float">
            <text:p>2,82842712474619</text:p>
          </table:table-cell>
          <table:table-cell table:formula="of:=ROUNDDOWN([.B10])" office:value-type="float" office:value="2" calcext:value-type="float">
            <text:p>2</text:p>
          </table:table-cell>
          <table:table-cell table:formula="of:=[.C10]-[.C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[.A11])" office:value-type="float" office:value="3" calcext:value-type="float">
            <text:p>3</text:p>
          </table:table-cell>
          <table:table-cell table:formula="of:=ROUNDDOWN([.B11])" office:value-type="float" office:value="3" calcext:value-type="float">
            <text:p>3</text:p>
          </table:table-cell>
          <table:table-cell table:formula="of:=[.C11]-[.C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A12])" office:value-type="float" office:value="3.16227766016838" calcext:value-type="float">
            <text:p>3,16227766016838</text:p>
          </table:table-cell>
          <table:table-cell table:formula="of:=ROUNDDOWN([.B12])" office:value-type="float" office:value="3" calcext:value-type="float">
            <text:p>3</text:p>
          </table:table-cell>
          <table:table-cell table:formula="of:=[.C12]-[.C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[.A13])" office:value-type="float" office:value="3.3166247903554" calcext:value-type="float">
            <text:p>3,3166247903554</text:p>
          </table:table-cell>
          <table:table-cell table:formula="of:=ROUNDDOWN([.B13])" office:value-type="float" office:value="3" calcext:value-type="float">
            <text:p>3</text:p>
          </table:table-cell>
          <table:table-cell table:formula="of:=[.C13]-[.C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A14])" office:value-type="float" office:value="3.46410161513775" calcext:value-type="float">
            <text:p>3,46410161513775</text:p>
          </table:table-cell>
          <table:table-cell table:formula="of:=ROUNDDOWN([.B14])" office:value-type="float" office:value="3" calcext:value-type="float">
            <text:p>3</text:p>
          </table:table-cell>
          <table:table-cell table:formula="of:=[.C14]-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QRT([.A15])" office:value-type="float" office:value="3.60555127546399" calcext:value-type="float">
            <text:p>3,60555127546399</text:p>
          </table:table-cell>
          <table:table-cell table:formula="of:=ROUNDDOWN([.B15])" office:value-type="float" office:value="3" calcext:value-type="float">
            <text:p>3</text:p>
          </table:table-cell>
          <table:table-cell table:formula="of:=[.C15]-[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QRT([.A16])" office:value-type="float" office:value="3.74165738677394" calcext:value-type="float">
            <text:p>3,74165738677394</text:p>
          </table:table-cell>
          <table:table-cell table:formula="of:=ROUNDDOWN([.B16])" office:value-type="float" office:value="3" calcext:value-type="float">
            <text:p>3</text:p>
          </table:table-cell>
          <table:table-cell table:formula="of:=[.C16]-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A17])" office:value-type="float" office:value="3.87298334620742" calcext:value-type="float">
            <text:p>3,87298334620742</text:p>
          </table:table-cell>
          <table:table-cell table:formula="of:=ROUNDDOWN([.B17])" office:value-type="float" office:value="3" calcext:value-type="float">
            <text:p>3</text:p>
          </table:table-cell>
          <table:table-cell table:formula="of:=[.C17]-[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QRT([.A18])" office:value-type="float" office:value="4" calcext:value-type="float">
            <text:p>4</text:p>
          </table:table-cell>
          <table:table-cell table:formula="of:=ROUNDDOWN([.B18])" office:value-type="float" office:value="4" calcext:value-type="float">
            <text:p>4</text:p>
          </table:table-cell>
          <table:table-cell table:formula="of:=[.C18]-[.C17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3T15:12:27.286000000</meta:creation-date>
    <dc:date>2023-07-23T15:33:16.652000000</dc:date>
    <meta:editing-duration>PT10M28S</meta:editing-duration>
    <meta:editing-cycles>1</meta:editing-cycles>
    <meta:document-statistic meta:table-count="1" meta:cell-count="72" meta:object-count="0"/>
    <meta:generator>LibreOffice/7.3.5.2$Windows_X86_64 LibreOffice_project/184fe81b8c8c30d8b5082578aee2fed2ea847c01</meta:generator>
  </office:meta>
</office:document-meta>
</file>